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" svg:font-family="FreeMono" style:font-adornments="标准" style:font-family-generic="modern" style:font-pitch="fixed"/>
    <style:font-face style:name="Noto Mono" svg:font-family="'Noto Mono'" style:font-adornments="标准" style:font-family-generic="modern" style:font-pitch="fixed"/>
    <style:font-face style:name="FreeMono2" svg:font-family="FreeMono" style:font-adornments="标准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3cm" fo:margin-bottom="0cm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.3cm" fo:margin-bottom="0cm" fo:text-indent="0cm"/>
    </style:style>
    <style:style style:name="T1" style:family="text">
      <style:text-properties style:font-name="Noto Mono" style:font-name-asian="微软雅黑 Light" style:font-weight-asian="250"/>
    </style:style>
    <style:style style:name="T2" style:family="text">
      <style:text-properties style:font-name="Noto Mono" style:font-name-asian="微软雅黑 Light" style:font-size-asian="32pt" style:font-weight-asian="250"/>
    </style:style>
    <style:style style:name="T3" style:family="text">
      <style:text-properties style:font-name="Noto Mono" fo:font-size="28pt" style:font-name-asian="微软雅黑 Light" style:font-size-asian="28pt" style:font-weight-asian="250" style:font-size-complex="28pt"/>
    </style:style>
    <style:style style:name="T4" style:family="text">
      <style:text-properties style:font-name="Noto Mono" fo:font-size="16pt" style:font-name-asian="微软雅黑 Light" style:font-size-asian="16pt" style:font-weight-asian="250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实践任务</text:span><text:span text:style-name="T2">1</text:span><text:span text:style-name="T2">：用户与文件基本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概要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实践时长：</text:span><text:span text:style-name="T1">1</text:span><text:span text:style-name="T1">课时。</text:span></text:p>
              </text:list-item>
              <text:list-item>
                <text:p><text:span text:style-name="T1">主要涉及：用户管理和文件管理相关命令。</text:span></text:p>
              </text:list-item>
              <text:list-item>
                <text:p><text:span text:style-name="T1">命令提示：</text:span><text:span text:style-name="T1">adduser</text:span><text:span text:style-name="T1">、</text:span><text:span text:style-name="T1">addgroup</text:span><text:span text:style-name="T1">、</text:span><text:span text:style-name="T1">usermod</text:span><text:span text:style-name="T1">、</text:span><text:span text:style-name="T1">chmod</text:span><text:span text:style-name="T1">、</text:span><text:span text:style-name="T1">chown</text:span><text:span text:style-name="T1">、</text:span><text:span text:style-name="T1">mkdir</text:span><text:span text:style-name="T1">、</text:span><text:span text:style-name="T1">touch</text:span><text:span text:style-name="T1">、</text:span><text:span text:style-name="T1">cat</text:span><text:span text:style-name="T1">、</text:span><text:span text:style-name="T1">sudo</text:span><text:span text:style-name="T1">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1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你作为系统管理员，需要给两个人员分配用户：</text:span><text:span text:style-name="T1">leonard</text:span><text:span text:style-name="T1">和</text:span><text:span text:style-name="T1">sheldon</text:span><text:span text:style-name="T1">。</text:span></text:p>
              </text:list-item>
              <text:list-item>
                <text:p><text:span text:style-name="T1">他们都属于</text:span><text:span text:style-name="T1">physics</text:span><text:span text:style-name="T1">用户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2</text:span></text:p>
          </draw:text-box>
        </draw:frame>
        <draw:frame presentation:style-name="pr4" draw:text-style-name="P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你需要在根目录创建</text:span><text:span text:style-name="T1">phy_share</text:span><text:span text:style-name="T1">目录。</text:span></text:p>
              </text:list-item>
              <text:list-item>
                <text:p text:style-name="P4"><text:span text:style-name="T1">其中包括每个</text:span><text:span text:style-name="T1">physics</text:span><text:span text:style-name="T1">组成员以用户名命名的子目录。</text:span></text:p>
              </text:list-item>
              <text:list-item>
                <text:p text:style-name="P4"><text:span text:style-name="T1">并且允许</text:span><text:span text:style-name="T1">physics</text:span><text:span text:style-name="T1">组的成员能够读写自己用户名命名的目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3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后来有新成员</text:span><text:span text:style-name="T1">penny</text:span><text:span text:style-name="T1">加入，</text:span><text:span text:style-name="T1">penny</text:span><text:span text:style-name="T1">也属于</text:span><text:span text:style-name="T1">physics</text:span><text:span text:style-name="T1">用户组。</text:span></text:p>
              </text:list-item>
              <text:list-item>
                <text:p><text:span text:style-name="T1">但是</text:span><text:span text:style-name="T1">penny</text:span><text:span text:style-name="T1">同时还属于新的用户组：</text:span><text:span text:style-name="T1">manager</text:span><text:span text:style-name="T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4</text:span></text:p>
          </draw:text-box>
        </draw:frame>
        <draw:frame presentation:style-name="pr4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<text:span text:style-name="T1">在</text:span><text:span text:style-name="T1">phy_share</text:span><text:span text:style-name="T1">目录创建</text:span><text:span text:style-name="T1">manager</text:span><text:span text:style-name="T1">目录，属于</text:span><text:span text:style-name="T1">manager</text:span><text:span text:style-name="T1">用户组</text:span><text:span text:style-name="T1">,</text:span><text:span text:style-name="T1">并给目录添加所属组具备写权限。</text:span></text:p>
              </text:list-item>
              <text:list-item>
                <text:p><text:span text:style-name="T1">其他</text:span><text:span text:style-name="T1">physics</text:span><text:span text:style-name="T1">组成员可以从</text:span><text:span text:style-name="T1">/phy_share/manager</text:span><text:span text:style-name="T1">目录获取</text:span><text:span text:style-name="T1">manager</text:span><text:span text:style-name="T1">组的用户发布的内容。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5</text:span></text:p>
          </draw:text-box>
        </draw:frame>
        <draw:frame presentation:style-name="pr4" draw:text-style-name="P6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penny</text:span><text:span text:style-name="T3">后来在</text:span><text:span text:style-name="T3">/phy_share/manager</text:span><text:span text:style-name="T3">目录创建了文件</text:span><text:span text:style-name="T3">notice_20190319.news</text:span><text:span text:style-name="T3">。</text:span></text:p>
              </text:list-item>
              <text:list-item>
                <text:p text:style-name="P5"><text:span text:style-name="T3">并且</text:span><text:span text:style-name="T3">penny</text:span><text:span text:style-name="T3">把文件设置为所有人都可读可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6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sheldon</text:span><text:span text:style-name="T3">怕文件被删除，使用硬链接在自己用户主目录下的</text:span><text:span text:style-name="T3">backup</text:span><text:span text:style-name="T3">目录创建了硬链接</text:span><text:span text:style-name="T3">n20190319</text:span><text:span text:style-name="T3">指向</text:span><text:span text:style-name="T3">notice_20190319.news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eonard</text:span><text:span text:style-name="T1">运行了一条命令：</text:span></text:p>
                <text:p><text:span text:style-name="T4">echo ‘hello everyone’ &gt; /phy_share/manager/notice_20190319.news</text:span><text:span text:style-name="T1"> </text:span></text:p>
              </text:list-item>
              <text:list-item>
                <text:p><text:span text:style-name="T1">之后</text:span><text:span text:style-name="T1">penny</text:span><text:span text:style-name="T1">删除了这个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8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heldon</text:span><text:span text:style-name="T1">查看了</text:span><text:span text:style-name="T1">/phy_share/manager/notice_20190319.news</text:span><text:span text:style-name="T1">的内容。</text:span></text:p>
              </text:list-item>
              <text:list-item>
                <text:p><text:span text:style-name="T1">但是没有找到。</text:span></text:p>
              </text:list-item>
              <text:list-item>
                <text:p><text:span text:style-name="T1">此时如何查看这个文件的内容？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9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这些人后来都离开了，你需要清除掉所有的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" svg:font-family="FreeMono" style:font-adornments="标准" style:font-family-generic="modern" style:font-pitch="fixed"/>
    <style:font-face style:name="Noto Mono" svg:font-family="'Noto Mono'" style:font-adornments="标准" style:font-family-generic="modern" style:font-pitch="fixed"/>
    <style:font-face style:name="FreeMono2" svg:font-family="FreeMono" style:font-adornments="标准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25T16:31:07.573000000</dc:date>
    <meta:editing-duration>PT2H10M58S</meta:editing-duration>
    <meta:editing-cycles>81</meta:editing-cycles>
    <meta:generator>LibreOffice/6.3.4.2$Windows_X86_64 LibreOffice_project/60da17e045e08f1793c57c00ba83cdfce946d0aa</meta:generator>
    <meta:document-statistic meta:object-count="65"/>
  </office:meta>
</office:document-meta>
</file>